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Lucida Sans Unicode" svg:font-family="'Lucida Sans Unicode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cf072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49a7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a226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764b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d970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eb31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57d0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c449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042e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1714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2eeb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19a0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c0971a">
      <style:table-column-properties style:rel-column-width="10923*"/>
    </style:style>
    <style:style style:family="table-column" style:name="a0b3aa1">
      <style:table-column-properties style:rel-column-width="10922*"/>
    </style:style>
    <style:style style:family="table-column" style:name="adc6285">
      <style:table-column-properties style:rel-column-width="10923*"/>
    </style:style>
    <style:style style:family="table-column" style:name="a102c0b">
      <style:table-column-properties style:rel-column-width="10922*"/>
    </style:style>
    <style:style style:family="table-column" style:name="a810846">
      <style:table-column-properties style:rel-column-width="10923*"/>
    </style:style>
    <style:style style:family="table-column" style:name="a3dbc50">
      <style:table-column-properties style:rel-column-width="10922*"/>
    </style:style>
    <style:style style:family="table" style:name="af82902">
      <style:table-properties style:width="17.59cm" table:align="left"/>
    </style:style>
    <style:style style:family="table-cell" style:name="a2e2b4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418c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20d6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9269e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8555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54a12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a90b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9fa98b">
      <style:table-column-properties style:rel-column-width="32768*"/>
    </style:style>
    <style:style style:family="table-column" style:name="a277ad5">
      <style:table-column-properties style:rel-column-width="32767*"/>
    </style:style>
    <style:style style:family="table" style:name="a69e044">
      <style:table-properties style:width="17.59cm" table:align="left"/>
    </style:style>
    <style:style style:family="table-cell" style:name="aebac81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ec8cd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61e3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cbe5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fae1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18ee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121a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de07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d6f3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4b013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db96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b3a9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4932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48375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6193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0e0170" style:parent-style-name="Table_20_Contents">
      <style:paragraph-properties/>
    </style:style>
    <style:style style:family="paragraph" style:list-style-name="L1" style:name="af571ce" style:parent-style-name="Table_20_Contents">
      <style:paragraph-properties/>
    </style:style>
    <style:style style:family="paragraph" style:list-style-name="L1" style:name="ad95b5d" style:parent-style-name="Table_20_Contents">
      <style:paragraph-properties/>
    </style:style>
    <style:style style:family="paragraph" style:list-style-name="L1" style:name="a5d9266" style:parent-style-name="Table_20_Contents">
      <style:paragraph-properties/>
    </style:style>
    <style:style style:family="table-cell" style:name="a74a3d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6065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data-style-name="N0" style:family="table-cell" style:name="a028da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2418e9" style:parent-style-name="Table_20_Contents">
      <style:text-properties fo:font-size="15.0pt" fo:font-weight="bold" style:font-name="Trebuchet MS" style:font-size-asian="15.0pt" style:font-weight-asian="bold" style:font-weight-complex="bold"/>
    </style:style>
    <style:style style:family="table-cell" style:name="a06fa4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08780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d575ca">
      <style:table-column-properties style:rel-column-width="16386*"/>
    </style:style>
    <style:style style:family="table-column" style:name="a806505">
      <style:table-column-properties style:rel-column-width="16383*"/>
    </style:style>
    <style:style style:family="table" style:name="adf72d3">
      <style:table-properties style:width="17.59cm" table:align="left"/>
    </style:style>
    <style:style style:family="table-cell" style:name="a33128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4baad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f27f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93f73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cc41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d990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5093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f0cc6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c77b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acac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862f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9051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ce106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9bae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6f2d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952d69">
      <style:table-column-properties style:rel-column-width="21845*"/>
    </style:style>
    <style:style style:family="table" style:name="a618fcd">
      <style:table-properties style:width="17.59cm" table:align="left"/>
    </style:style>
    <style:style style:family="table-cell" style:name="ace95e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2f5c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c54f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d61a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9917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264e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48ab2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5a71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6be0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248d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a38d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0930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a7a9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f59f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1c75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8c93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9eef9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cc635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df88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32364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4836cb">
      <style:table-column-properties style:rel-column-width="13107*"/>
    </style:style>
    <style:style style:family="table" style:name="a4e1f0b">
      <style:table-properties style:width="17.59cm" table:align="left"/>
    </style:style>
    <style:style style:family="text" style:name="aee1700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1cbca2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8e05e6">
      <style:text-properties fo:font-style="italic" fo:font-weight="bold" style:font-style-asian="italic" style:font-style-complex="italic" style:font-weight-asian="bold" style:font-weight-complex="bold"/>
    </style:style>
    <style:style style:family="text" style:name="a11103e">
      <style:text-properties fo:font-weight="bold" style:font-weight-asian="bold" style:font-weight-complex="bold"/>
    </style:style>
    <style:style style:family="text" style:name="a81627a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eb7ea8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a72399">
      <style:text-properties fo:font-style="italic" fo:font-weight="bold" style:font-style-asian="italic" style:font-style-complex="italic" style:font-weight-asian="bold" style:font-weight-complex="bold"/>
    </style:style>
    <style:style style:family="text" style:name="ab2a29c">
      <style:text-properties fo:font-weight="bold" style:font-weight-asian="bold" style:font-weight-complex="bold"/>
    </style:style>
    <style:style style:family="text" style:name="a76383a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d19f7b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61d2ea">
      <style:text-properties fo:font-style="italic" fo:font-weight="bold" style:font-style-asian="italic" style:font-style-complex="italic" style:font-weight-asian="bold" style:font-weight-complex="bold"/>
    </style:style>
    <style:style style:family="text" style:name="aec8102">
      <style:text-properties fo:font-weight="bold" style:font-weight-asian="bold" style:font-weight-complex="bold"/>
    </style:style>
    <style:style style:family="text" style:name="a633e44">
      <style:text-properties fo:font-style="italic" fo:font-weight="bold" style:font-style-asian="italic" style:font-style-complex="italic" style:font-weight-asian="bold" style:font-weight-complex="bold"/>
    </style:style>
    <style:style style:family="text" style:name="a9927a5">
      <style:text-properties fo:font-style="italic" fo:font-weight="bold" style:font-style-asian="italic" style:font-style-complex="italic" style:font-weight-asian="bold" style:font-weight-complex="bold"/>
    </style:style>
    <style:style style:family="text" style:name="a7c5cc2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f9a2f4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61e81d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5f1aa7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a19274">
      <style:text-properties fo:font-style="italic" fo:font-weight="bold" style:font-style-asian="italic" style:font-style-complex="italic" style:font-weight-asian="bold" style:font-weight-complex="bold"/>
    </style:style>
    <style:style style:family="text" style:name="a93d817">
      <style:text-properties fo:font-style="italic" fo:font-weight="bold" style:font-style-asian="italic" style:font-style-complex="italic" style:font-weight-asian="bold" style:font-weight-complex="bold"/>
    </style:style>
    <style:style style:family="text" style:name="ad947be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3f9310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19d951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acf9c6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40a3f9">
      <style:text-properties fo:font-style="italic" fo:font-weight="bold" style:font-style-asian="italic" style:font-style-complex="italic" style:font-weight-asian="bold" style:font-weight-complex="bold"/>
    </style:style>
    <style:style style:family="text" style:name="aeb789d">
      <style:text-properties fo:font-style="italic" fo:font-weight="bold" style:font-style-asian="italic" style:font-style-complex="italic" style:font-weight-asian="bold" style:font-weight-complex="bold"/>
    </style:style>
    <style:style style:family="text" style:name="a416c37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fb8073">
      <style:text-properties fo:font-style="italic" fo:font-weight="bold" style:font-style-asian="italic" style:font-style-complex="italic" style:font-weight-asian="bold" style:font-weight-complex="bold" style:text-underline-style="solid"/>
    </style:style>
    <style:style style:family="text" style:name="aff0197">
      <style:text-properties fo:font-style="normal" fo:font-weight="bold" style:font-style-asian="normal" style:font-style-complex="normal" style:font-weight-asian="bold" style:font-weight-complex="bold" style:text-underline-style="solid"/>
    </style:style>
    <style:style style:family="text" style:name="af1d876">
      <style:text-properties fo:font-style="normal" fo:font-weight="bold" style:font-style-asian="normal" style:font-style-complex="normal" style:font-weight-asian="bold" style:font-weight-complex="bold" style:text-underline-style="solid"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•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•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•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•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•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•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number:number-style style:name="N0">
      <number:number number:decimal-places="2" number:min-integer-digits="1"/>
    </number:number-style>
  </office:automatic-styles>
  <office:body>
    <office:text>
      <text:p text:style-name="Default_20_Text">0-Normal<text:span text:style-name="aec8102">8-Bold</text:span><text:span text:style-name="a9927a5">14-BoldItalic</text:span><text:span text:style-name="af9a2f4">27-Bold-italic-underline</text:span><text:span text:style-name="a5f1aa7">51-Bold-underline</text:span><text:span text:style-name="af9a2f4">68-Bold-italic-underline2</text:span><text:span text:style-name="aec8102">93-Bold</text:span>100-Normal!!</text:p>
      <text:p text:style-name="Default_20_Text">0-Normal<text:span text:style-name="ab2a29c">8-Bold</text:span><text:span text:style-name="a93d817">14-BoldItalic</text:span><text:span text:style-name="a3f9310">27-Bold-italic-underline</text:span><text:span text:style-name="aacf9c6">51-Bold-underline</text:span><text:span text:style-name="a3f9310">68-Bold-italic-underline2</text:span><text:span text:style-name="ab2a29c">93-Bold</text:span>100-Normal!!</text:p>
      <text:p text:style-name="Default_20_Text">0-Normal<text:span text:style-name="a11103e">8-Bold</text:span><text:span text:style-name="aeb789d">14-BoldItalic</text:span><text:span text:style-name="afb8073">27-Bold-italic-underline</text:span><text:span text:style-name="af1d876">51-Bold-underline</text:span><text:span text:style-name="afb8073">68-Bold-italic-underline2</text:span><text:span text:style-name="a11103e">93-Bold</text:span>100-Normal!!</text:p>
      <text:p text:style-name="Default_20_Text">Svantestext</text:p>
      <table:table table:style-name="a4e1f0b">
        <table:table-column table:number-columns-repeated="5" table:style-name="a4836cb"/>
        <table:table-row>
          <table:table-cell table:style-name="ae32364">
            <text:p text:style-name="Table_20_Heading"/>
          </table:table-cell>
          <table:table-cell table:style-name="a4df88f">
            <text:p text:style-name="Table_20_Heading"/>
          </table:table-cell>
          <table:table-cell table:style-name="acc6358">
            <text:p text:style-name="Table_20_Heading">Here</text:p>
          </table:table-cell>
          <table:table-cell table:style-name="a9eef92">
            <text:p text:style-name="Table_20_Heading"/>
          </table:table-cell>
          <table:table-cell table:style-name="ae8c939">
            <text:p text:style-name="Table_20_Heading"/>
          </table:table-cell>
        </table:table-row>
        <table:table-row>
          <table:table-cell table:style-name="a41c755">
            <text:p text:style-name="Table_20_Heading"/>
          </table:table-cell>
          <table:table-cell table:style-name="abf59f0">
            <text:p text:style-name="Table_20_Heading"/>
          </table:table-cell>
          <table:table-cell table:style-name="a5a7a96">
            <text:p text:style-name="Table_20_Heading"/>
          </table:table-cell>
          <table:table-cell table:style-name="a909307">
            <text:p text:style-name="Table_20_Heading"/>
          </table:table-cell>
          <table:table-cell table:style-name="a4a38dd">
            <text:p text:style-name="Table_20_Heading"/>
          </table:table-cell>
        </table:table-row>
        <table:table-row>
          <table:table-cell table:style-name="aa248de">
            <text:p text:style-name="Table_20_Contents"/>
          </table:table-cell>
          <table:table-cell table:style-name="a86be02">
            <text:p text:style-name="Table_20_Contents"/>
          </table:table-cell>
          <table:table-cell table:style-name="ab5a71d">
            <text:p text:style-name="Table_20_Contents"/>
          </table:table-cell>
          <table:table-cell table:style-name="a48ab23">
            <text:p text:style-name="Table_20_Contents"/>
          </table:table-cell>
          <table:table-cell table:style-name="ab264ed">
            <text:p text:style-name="Table_20_Contents"/>
          </table:table-cell>
        </table:table-row>
        <table:table-row>
          <table:table-cell table:style-name="ac99177">
            <text:p text:style-name="Table_20_Contents"/>
          </table:table-cell>
          <table:table-cell table:style-name="aad61a0">
            <text:p text:style-name="Table_20_Contents"/>
          </table:table-cell>
          <table:table-cell table:style-name="a4c54fe">
            <text:p text:style-name="Table_20_Contents"/>
          </table:table-cell>
          <table:table-cell table:style-name="a52f5c5">
            <text:p text:style-name="Table_20_Contents"/>
          </table:table-cell>
          <table:table-cell table:style-name="ace95ed">
            <text:p text:style-name="Table_20_Contents"/>
          </table:table-cell>
        </table:table-row>
      </table:table>
      <text:p text:style-name="Default_20_Text"/>
      <text:p text:style-name="Default_20_Text"/>
      <table:table table:style-name="a618fcd">
        <table:table-column table:number-columns-repeated="3" table:style-name="a952d69"/>
        <table:table-row>
          <table:table-cell table:style-name="ab6f2d0">
            <text:p text:style-name="Table_20_Heading">adf</text:p>
          </table:table-cell>
          <table:table-cell table:style-name="ae9bae0">
            <text:p text:style-name="Table_20_Heading">sdf</text:p>
          </table:table-cell>
          <table:table-cell table:style-name="a9ce106">
            <text:p text:style-name="Table_20_Heading">sdf</text:p>
          </table:table-cell>
        </table:table-row>
        <table:table-row>
          <table:table-cell table:style-name="a490519">
            <text:p text:style-name="Table_20_Contents">sdf</text:p>
          </table:table-cell>
          <table:table-cell table:style-name="a9862fd">
            <text:p text:style-name="Table_20_Contents">sdf</text:p>
          </table:table-cell>
          <table:table-cell table:style-name="afacacf">
            <text:p text:style-name="Table_20_Contents">sfd</text:p>
          </table:table-cell>
        </table:table-row>
        <table:table-row>
          <table:table-cell table:style-name="a4c77bb">
            <text:p text:style-name="Table_20_Contents"/>
          </table:table-cell>
          <table:table-cell table:style-name="af0cc62">
            <text:p text:style-name="Table_20_Contents"/>
          </table:table-cell>
          <table:table-cell table:style-name="ac5093f">
            <text:p text:style-name="Table_20_Contents"/>
          </table:table-cell>
        </table:table-row>
        <table:table-row>
          <table:table-cell table:style-name="acd990b">
            <text:p text:style-name="Table_20_Contents"/>
          </table:table-cell>
          <table:table-cell table:style-name="a2cc417">
            <text:p text:style-name="Table_20_Contents"/>
          </table:table-cell>
          <table:table-cell table:style-name="ad93f73">
            <text:p text:style-name="Standard"/>
          </table:table-cell>
        </table:table-row>
        <table:table-row>
          <table:table-cell table:style-name="aef27f3">
            <text:p text:style-name="Standard"/>
          </table:table-cell>
          <table:table-cell table:style-name="a4baad4">
            <text:p text:style-name="Standard"/>
          </table:table-cell>
          <table:table-cell table:style-name="a331288">
            <text:p text:style-name="Standard"/>
          </table:table-cell>
        </table:table-row>
      </table:table>
      <text:p text:style-name="Default_20_Text"/>
      <text:p text:style-name="Default_20_Text"/>
      <table:table table:style-name="adf72d3">
        <table:table-column table:number-columns-repeated="3" table:style-name="a806505"/>
        <table:table-column table:style-name="ad575ca"/>
        <table:table-row>
          <table:table-cell table:style-name="a08780d">
            <text:p text:style-name="Table_20_Contents">cell1</text:p>
          </table:table-cell>
          <table:table-cell table:style-name="a06fa41">
            <text:p text:style-name="a2418e9">cell2</text:p>
          </table:table-cell>
          <table:table-cell table:style-name="a028dab">
            <text:p text:style-name="Table_20_Contents">0,00</text:p>
          </table:table-cell>
          <table:table-cell table:style-name="a16065b">
            <text:p text:style-name="Table_20_Contents"/>
          </table:table-cell>
        </table:table-row>
        <table:table-row>
          <table:table-cell table:style-name="a74a3d1">
            <text:list text:continue-numbering="true" text:style-name="L1" xml:id="list5636060534505728168">
              <text:list-item>
                <text:p text:style-name="a5d9266">Aa</text:p>
              </text:list-item>
            </text:list>
            <text:list text:continue-numbering="true" text:style-name="L1" xml:id="list5636060534505728168">
              <text:list-item>
                <text:p text:style-name="ad95b5d">bb</text:p>
              </text:list-item>
            </text:list>
            <text:list text:continue-numbering="true" text:style-name="L1" xml:id="list5636060534505728168">
              <text:list-item>
                <text:p text:style-name="af571ce">cc</text:p>
              </text:list-item>
            </text:list>
            <text:list text:continue-numbering="true" text:style-name="L1" xml:id="list5636060534505728168">
              <text:list-item>
                <text:p text:style-name="a0e0170">dd</text:p>
              </text:list-item>
            </text:list>
            <text:p text:style-name="Table_20_Contents">ee</text:p>
          </table:table-cell>
          <table:table-cell table:style-name="ac61937">
            <text:p text:style-name="Table_20_Contents"/>
          </table:table-cell>
          <table:table-cell table:style-name="a483753">
            <text:p text:style-name="Table_20_Contents"/>
          </table:table-cell>
          <table:table-cell table:style-name="a94932d">
            <text:p text:style-name="Table_20_Contents"/>
          </table:table-cell>
        </table:table-row>
        <table:table-row>
          <table:table-cell table:style-name="a0b3a9a">
            <text:p text:style-name="Table_20_Contents"/>
          </table:table-cell>
          <table:table-cell table:style-name="a7db96d">
            <text:p text:style-name="Table_20_Contents"/>
          </table:table-cell>
          <table:table-cell table:style-name="a4b0138">
            <text:p text:style-name="Table_20_Contents"/>
          </table:table-cell>
          <table:table-cell table:style-name="afd6f3b">
            <text:p text:style-name="Table_20_Contents"/>
          </table:table-cell>
        </table:table-row>
        <table:table-row>
          <table:table-cell table:style-name="a3de07d">
            <text:p text:style-name="Table_20_Contents"/>
          </table:table-cell>
          <table:table-cell table:style-name="af121ad">
            <text:p text:style-name="Table_20_Contents"/>
          </table:table-cell>
          <table:table-cell table:style-name="ab18eed">
            <text:p text:style-name="Table_20_Contents"/>
          </table:table-cell>
          <table:table-cell table:style-name="a7fae1c">
            <text:p text:style-name="Table_20_Contents"/>
          </table:table-cell>
        </table:table-row>
        <table:table-row>
          <table:table-cell table:style-name="aacbe5c">
            <text:p text:style-name="Table_20_Contents"/>
          </table:table-cell>
          <table:table-cell table:style-name="a561e3b">
            <text:p text:style-name="Table_20_Contents"/>
          </table:table-cell>
          <table:table-cell table:style-name="aec8cda">
            <text:p text:style-name="Table_20_Contents"/>
          </table:table-cell>
          <table:table-cell table:style-name="aebac81">
            <text:p text:style-name="Table_20_Contents"/>
          </table:table-cell>
        </table:table-row>
      </table:table>
      <text:p text:style-name="Default_20_Text"/>
      <text:p text:style-name="Default_20_Text"/>
      <text:p text:style-name="Default_20_Text">Sdfdfdf</text:p>
      <text:p text:style-name="Default_20_Text">Deleted table</text:p>
      <table:table table:style-name="a69e044">
        <table:table-column table:style-name="a277ad5"/>
        <table:table-column table:style-name="a9fa98b"/>
        <table:table-row>
          <table:table-cell table:style-name="aaa90b6">
            <text:p text:style-name="Table_20_Contents">This table will be deleted</text:p>
          </table:table-cell>
          <table:table-cell table:style-name="a354a12">
            <text:p text:style-name="Table_20_Contents"/>
          </table:table-cell>
        </table:table-row>
        <table:table-row>
          <table:table-cell table:style-name="a78555a">
            <text:p text:style-name="Table_20_Contents"/>
          </table:table-cell>
          <table:table-cell table:style-name="af9269e">
            <text:p text:style-name="Table_20_Contents"/>
          </table:table-cell>
        </table:table-row>
        <table:table-row>
          <table:table-cell table:style-name="ac20d67">
            <text:p text:style-name="Table_20_Contents"/>
          </table:table-cell>
        </table:table-row>
        <table:table-row>
          <table:table-cell table:style-name="a9418cc">
            <text:p text:style-name="Table_20_Contents"/>
          </table:table-cell>
          <table:table-cell table:style-name="a2e2b4a">
            <text:p text:style-name="Table_20_Contents"/>
          </table:table-cell>
        </table:table-row>
      </table:table>
      <text:p text:style-name="Default_20_Text"/>
      <text:p text:style-name="Default_20_Text">sample table to delete column<text:s/></text:p>
      <table:table table:style-name="af82902">
        <table:table-column table:style-name="a3dbc50"/>
        <table:table-column table:style-name="a810846"/>
        <table:table-column table:style-name="a102c0b"/>
        <table:table-column table:style-name="adc6285"/>
        <table:table-column table:style-name="a0b3aa1"/>
        <table:table-column table:style-name="ac0971a"/>
        <table:table-row>
          <table:table-cell table:style-name="a219a06">
            <text:p text:style-name="Table_20_Contents"/>
          </table:table-cell>
          <table:table-cell table:style-name="af2eeb4">
            <text:p text:style-name="Table_20_Contents"/>
          </table:table-cell>
          <table:table-cell table:style-name="a11714f">
            <text:p text:style-name="Table_20_Contents"/>
          </table:table-cell>
          <table:table-cell table:style-name="a3042eb">
            <text:p text:style-name="Table_20_Contents"/>
          </table:table-cell>
          <table:table-cell table:style-name="aec4493">
            <text:p text:style-name="Table_20_Contents"/>
          </table:table-cell>
          <table:table-cell table:style-name="ad57d09">
            <text:p text:style-name="Table_20_Contents"/>
          </table:table-cell>
        </table:table-row>
        <table:table-row>
          <table:table-cell table:style-name="a2eb31b">
            <text:p text:style-name="Table_20_Contents"/>
          </table:table-cell>
          <table:table-cell table:style-name="a1d9700">
            <text:p text:style-name="Table_20_Contents"/>
          </table:table-cell>
          <table:table-cell table:style-name="a3764b2">
            <text:p text:style-name="Table_20_Contents"/>
          </table:table-cell>
          <table:table-cell table:style-name="afa2269">
            <text:p text:style-name="Table_20_Contents"/>
          </table:table-cell>
          <table:table-cell table:style-name="ad49a7b">
            <text:p text:style-name="Table_20_Contents"/>
          </table:table-cell>
          <table:table-cell table:style-name="acf0726">
            <text:p text:style-name="Table_20_Contents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Lucida Sans Unicode" svg:font-family="'Lucida Sans Unicode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Lucida Sans Unicode" style:font-name-complex="Tahoma1" style:font-size-asian="12.0pt" style:use-window-font-color="true"/>
    </style:default-style>
    <style:style style:display-name="Default Text" style:family="paragraph" style:name="Default_20_Text" style:parent-style-name="default_paragraph_style"/>
    <style:style style:family="paragraph" style:name="Heading" style:next-style-name="Text_20_Body_20_Single" style:parent-style-name="Default_20_Text">
      <style:paragraph-properties fo:margin-bottom="2.12mm" fo:margin-top="4.23mm"/>
      <style:text-properties fo:font-size="14.0pt" style:font-name="Arial" style:font-name-asian="MS Mincho" style:font-name-complex="Tahoma1" style:font-size-asian="14.0pt"/>
    </style:style>
    <style:style style:display-name="Table Contents" style:family="paragraph" style:name="Table_20_Contents" style:parent-style-name="Default_20_Text"/>
    <style:style style:family="paragraph" style:name="Standard" style:parent-style-name="default_paragraph_style"/>
    <style:style style:display-name="Text Body Single" style:family="paragraph" style:name="Text_20_Body_20_Single" style:parent-style-name="Default_20_Text">
      <style:paragraph-properties fo:margin-bottom="2.12mm" fo:margin-top="0.0mm"/>
    </style:style>
    <style:style style:family="paragraph" style:name="List" style:parent-style-name="Text_20_Body_20_Single">
      <style:text-properties style:font-name-complex="Tahoma2"/>
    </style:style>
    <style:style style:family="paragraph" style:name="Index" style:parent-style-name="Default_20_Text">
      <style:text-properties style:font-name-complex="Tahoma2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Default_20_Text">
      <style:paragraph-properties fo:margin-bottom="2.12mm" fo:margin-top="2.12mm"/>
      <style:text-properties fo:font-size="12.0pt" fo:font-style="italic" style:font-name-complex="Tahoma2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0</dc:date>
    <meta:editing-cycles>2</meta:editing-cycles>
    <meta:editing-duration>PT0.024S</meta:editing-duration>
  </office:meta>
</office:document-meta>
</file>